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draw:transform="rotate (1.5707963267949) translate (0.3cm 1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0.8cm" svg:y1="2.3cm" svg:x2="0.8cm" svg:y2="1.5cm">
            <text:p/>
          </draw:line>
          <draw:line draw:style-name="gr2" draw:text-style-name="P2" draw:layer="layout" svg:x1="0.8cm" svg:y1="1.1cm" svg:x2="0.8cm" svg:y2="0.3cm">
            <text:p/>
          </draw:line>
          <draw:custom-shape draw:style-name="gr3" draw:text-style-name="P3" draw:layer="layout" svg:width="0.2cm" svg:height="0.2cm" svg:x="0.7cm" svg:y="1.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2cm" svg:height="0.2cm" svg:x="0.7cm" svg:y="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2cm" svg:height="0.2cm" svg:x="1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256cm" svg:height="0.569cm" svg:x="0.8cm" svg:y="0.3cm">
          <draw:text-box>
            <text:p><text:span text:style-name="T1">GDT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2T14:03:48.234000000</meta:creation-date>
    <meta:generator>LibreOffice/6.4.4.2$Windows_X86_64 LibreOffice_project/3d775be2011f3886db32dfd395a6a6d1ca2630ff</meta:generator>
    <dc:date>2021-07-02T14:05:57.244000000</dc:date>
    <meta:editing-duration>PT2M9S</meta:editing-duration>
    <meta:editing-cycles>1</meta:editing-cycles>
    <meta:document-statistic meta:object-count="8"/>
  </office:meta>
</office:document-meta>
</file>